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4.389cm"/>
    </style:style>
    <style:style style:name="co39" style:family="table-column">
      <style:table-column-properties fo:break-before="auto" style:column-width="8.301cm"/>
    </style:style>
    <style:style style:name="co40" style:family="table-column">
      <style:table-column-properties fo:break-before="auto" style:column-width="9.162cm"/>
    </style:style>
    <style:style style:name="co6" style:family="table-column">
      <style:table-column-properties fo:break-before="auto" style:column-width="9.384cm"/>
    </style:style>
    <style:style style:name="co41" style:family="table-column">
      <style:table-column-properties fo:break-before="auto" style:column-width="3.417cm"/>
    </style:style>
    <style:style style:name="co42" style:family="table-column">
      <style:table-column-properties fo:break-before="auto" style:column-width="4.611cm"/>
    </style:style>
    <style:style style:name="co43" style:family="table-column">
      <style:table-column-properties fo:break-before="auto" style:column-width="16.016cm"/>
    </style:style>
    <style:style style:name="co44" style:family="table-column">
      <style:table-column-properties fo:break-before="auto" style:column-width="13.684cm"/>
    </style:style>
    <style:style style:name="co11" style:family="table-column">
      <style:table-column-properties fo:break-before="auto" style:column-width="2.558cm"/>
    </style:style>
    <style:style style:name="co12" style:family="table-column">
      <style:table-column-properties fo:break-before="auto" style:column-width="8.968cm"/>
    </style:style>
    <style:style style:name="co13" style:family="table-column">
      <style:table-column-properties fo:break-before="auto" style:column-width="8.274cm"/>
    </style:style>
    <style:style style:name="co14" style:family="table-column">
      <style:table-column-properties fo:break-before="auto" style:column-width="3.556cm"/>
    </style:style>
    <style:style style:name="co15" style:family="table-column">
      <style:table-column-properties fo:break-before="auto" style:column-width="2.418cm"/>
    </style:style>
    <style:style style:name="co16" style:family="table-column">
      <style:table-column-properties fo:break-before="auto" style:column-width="7.303cm"/>
    </style:style>
    <style:style style:name="co17" style:family="table-column">
      <style:table-column-properties fo:break-before="auto" style:column-width="8.107cm"/>
    </style:style>
    <style:style style:name="co18" style:family="table-column">
      <style:table-column-properties fo:break-before="auto" style:column-width="2.364cm"/>
    </style:style>
    <style:style style:name="co19" style:family="table-column">
      <style:table-column-properties fo:break-before="auto" style:column-width="8.8cm"/>
    </style:style>
    <style:style style:name="co20" style:family="table-column">
      <style:table-column-properties fo:break-before="auto" style:column-width="11.714cm"/>
    </style:style>
    <style:style style:name="co21" style:family="table-column">
      <style:table-column-properties fo:break-before="auto" style:column-width="9.855cm"/>
    </style:style>
    <style:style style:name="co22" style:family="table-column">
      <style:table-column-properties fo:break-before="auto" style:column-width="22.648cm"/>
    </style:style>
    <style:style style:name="co49" style:family="table-column">
      <style:table-column-properties fo:break-before="auto" style:column-width="2.835cm"/>
    </style:style>
    <style:style style:name="co50" style:family="table-column">
      <style:table-column-properties fo:break-before="auto" style:column-width="5.914cm"/>
    </style:style>
    <style:style style:name="co29" style:family="table-column">
      <style:table-column-properties fo:break-before="auto" style:column-width="2.891cm"/>
    </style:style>
    <style:style style:name="co30" style:family="table-column">
      <style:table-column-properties fo:break-before="auto" style:column-width="2.252cm"/>
    </style:style>
    <style:style style:name="co31" style:family="table-column">
      <style:table-column-properties fo:break-before="auto" style:column-width="5.692cm"/>
    </style:style>
    <style:style style:name="co32" style:family="table-column">
      <style:table-column-properties fo:break-before="auto" style:column-width="1.753cm"/>
    </style:style>
    <style:style style:name="co33" style:family="table-column">
      <style:table-column-properties fo:break-before="auto" style:column-width="1.081cm"/>
    </style:style>
    <style:style style:name="co34" style:family="table-column">
      <style:table-column-properties fo:break-before="auto" style:column-width="7.026cm"/>
    </style:style>
    <style:style style:name="co35" style:family="table-column">
      <style:table-column-properties fo:break-before="auto" style:column-width="10.245cm"/>
    </style:style>
    <style:style style:name="co36" style:family="table-column">
      <style:table-column-properties fo:break-before="auto" style:column-width="10.522cm"/>
    </style:style>
    <style:style style:name="co37" style:family="table-column">
      <style:table-column-properties fo:break-before="auto" style:column-width="9.544cm"/>
    </style:style>
    <style:style style:name="co45" style:family="table-column">
      <style:table-column-properties fo:break-before="auto" style:column-width="3.944cm"/>
    </style:style>
    <style:style style:name="co46" style:family="table-column">
      <style:table-column-properties fo:break-before="auto" style:column-width="3.667cm"/>
    </style:style>
    <style:style style:name="co47" style:family="table-column">
      <style:table-column-properties fo:break-before="auto" style:column-width="7.108cm"/>
    </style:style>
    <style:style style:name="co48" style:family="table-column">
      <style:table-column-properties fo:break-before="auto" style:column-width="15.0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4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fo:background-color="transparent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38" table:default-cell-style-name="ce1"/>
        <table:table-column table:style-name="co3" table:default-cell-style-name="ce1"/>
        <table:table-column table:style-name="co39" table:default-cell-style-name="ce1"/>
        <table:table-column table:style-name="co40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office:forms form:automatic-focus="false" form:apply-design-mode="false"/>
        <table:table-column table:style-name="co1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FR/CTS</text:p>
          </table:table-cell>
          <table:table-cell office:value-type="string">
            <text:p>Closed – Manual RFR/CTS</text:p>
          </table:table-cell>
          <table:table-cell office:value-type="string">
            <text:p>Create a new terminal on serial COM port with 'Manual 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FR/CTS</text:p>
          </table:table-cell>
          <table:table-cell office:value-type="string">
            <text:p>Start/open terminal</text:p>
          </table:table-cell>
          <table:table-cell office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losed – RFR/CTS</text:p>
          </table:table-cell>
          <table:table-cell office:value-type="string">
            <text:p>Create a second terminal looped back to the first with '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FR/CTS</text:p>
          </table:table-cell>
          <table:table-cell office:value-type="string">
            <text:p>Start/open terminal</text:p>
          </table:table-cell>
          <table:table-cell office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FR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FR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a new terminal on serial COM port with 'None' flow control without opening it</text:p>
          </table:table-cell>
          <table:table-cell office:value-type="string">
            <text:p>IXS and O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on, OXS is assumed to be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ide XOn/XOff </text:p>
          </table:table-cell>
          <table:table-cell office:value-type="string">
            <text:p>Enable advanced settings to 'Hide XOn/XOff' for first terminal</text:p>
          </table:table-cell>
          <table:table-cell office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how XOn/XOff </text:p>
          </table:table-cell>
          <table:table-cell office:value-type="string">
            <text:p>Disable advanced settings to 'Hide XOn/XOff' for first terminal</text:p>
          </table:table-cell>
          <table:table-cell office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office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ToDo</text:p>
          </table:table-cell>
          <table:table-cell table:style-name="ce4" table:number-columns-repeated="2"/>
          <table:table-cell table:style-name="ce4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office:forms form:automatic-focus="false" form:apply-design-mode="false"/>
        <table:table-column table:style-name="co1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8000/s</text:p>
          </table:table-cell>
          <table:table-cell office:value-type="string">
            <text:p>Used to be 30000..40000 before refactoring...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Line rate must be 120/s</text:p>
          </table:table-cell>
          <table:table-cell table:style-name="Default"/>
          <table:table-cell table:number-columns-repeated="1018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office:forms form:automatic-focus="false" form:apply-design-mode="false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handling</text:p>
          </table:table-cell>
          <table:table-cell office:value-type="string">
            <text:p>Files on temporary storage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workspace and terminals onto a memory stick</text:p>
          </table:table-cell>
          <table:table-cell office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terminal again to the same file on the memory stick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implicitly changed settings</text:p>
          </table:table-cell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office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No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49" table:default-cell-style-name="ce1"/>
        <table:table-column table:style-name="co1" table:default-cell-style-name="ce1"/>
        <table:table-column table:style-name="co20" table:default-cell-style-name="ce1"/>
        <table:table-column table:style-name="co50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office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Position and size are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ayout setting</text:p>
          </table:table-cell>
          <table:table-cell/>
          <table:table-cell office:value-type="string">
            <text:p>Create two terminals</text:p>
          </table:table-cell>
          <table:table-cell office:value-type="string">
            <text:p>Terminals are created cascad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ile them vertically (Ctrl+Alt+V)</text:p>
          </table:table-cell>
          <table:table-cell office:value-type="string">
            <text:p>Terminals ge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one of the terminals</text:p>
          </table:table-cell>
          <table:table-cell office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ile terminals again vertically (Ctrl+Alt+V)</text:p>
          </table:table-cell>
          <table:table-cell office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45" table:default-cell-style-name="ce1"/>
        <table:table-column table:style-name="co46" table:default-cell-style-name="ce1"/>
        <table:table-column table:style-name="co20" table:default-cell-style-name="ce1"/>
        <table:table-column table:style-name="co47" table:default-cell-style-name="ce1"/>
        <table:table-column table:style-name="co4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Command</text:p>
          </table:table-cell>
          <table:table-cell/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dit</text:p>
          </table:table-cell>
          <table:table-cell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office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2 x &lt;Alt-Tab&gt; to switch to some other application and back to YAT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Edit while closed</text:p>
          </table:table-cell>
          <table:table-cell office:value-type="string">
            <text:p>Stop the terminal</text:p>
          </table:table-cell>
          <table:table-cell office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he terminal agai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F-Shortcuts</text:p>
          </table:table-cell>
          <table:table-cell office:value-type="string">
            <text:p>&lt;F3&gt;</text:p>
          </table:table-cell>
          <table:table-cell office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trl-Shortcuts</text:p>
          </table:table-cell>
          <table:table-cell office:value-type="string">
            <text:p>&lt;Ctrl+A&gt;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C&gt;</text:p>
          </table:table-cell>
          <table:table-cell office:value-type="string">
            <text:p>Command gets copied onto clipboar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ulti Line</text:p>
          </table:table-cell>
          <table:table-cell office:value-type="string">
            <text:p>Select "..."</text:p>
          </table:table-cell>
          <table:table-cell office:value-type="string">
            <text:p>'Multi Line Command' box o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multi lin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Ctrl+Enter&gt;</text:p>
          </table:table-cell>
          <table:table-cell office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Keep Command</text:p>
          </table:table-cell>
          <table:table-cell office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Send Immediately</text:p>
          </table:table-cell>
          <table:table-cell table:style-name="ce3" office:value-type="string">
            <text:p>&lt;Ctrl+Shift+I&gt; to enable this option</text:p>
          </table:table-cell>
          <table:table-cell table:style-name="Default" office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able 'Show EOL'</text:p>
          </table:table-cell>
          <table:table-cell table:style-name="Default"/>
          <table:table-cell office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&lt;Backspace&gt;</text:p>
          </table:table-cell>
          <table:table-cell office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office:value-type="string">
            <text:p>Ensure that characters are still sent properly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office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&lt;Enter&gt;</text:p>
          </table:table-cell>
          <table:table-cell office:value-type="string">
            <text:p>EOL is sent</text:p>
          </table:table-cell>
          <table:table-cell office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>
            <text:p>Predefined Commands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the predefined commands back and forth</text:p>
          </table:table-cell>
          <table:table-cell office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-Shortcuts</text:p>
          </table:table-cell>
          <table:table-cell office:value-type="string">
            <text:p>&lt;Shift+Fx&gt;</text:p>
          </table:table-cell>
          <table:table-cell office:value-type="string">
            <text:p>Commands get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opy Predefind</text:p>
          </table:table-cell>
          <table:table-cell office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</table:table-cell>
          <table:table-cell office:value-type="string">
            <text:p>Ensure that command is sent from the active terminal!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If cursor is not yet in "Send Command"</text:p>
            <text:p><text:s text:c="3"/>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able 'Show EOL'</text:p>
          </table:table-cell>
          <table:table-cell office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'Show EOL'</text:p>
          </table:table-cell>
          <table:table-cell office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Terminal</text:p>
          </table:table-cell>
          <table:table-cell/>
          <table:table-cell office:value-type="string">
            <text:p>Create and start 2 AutoSockets as 'Binary' terminals which are interconnected to each other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>
            <text:p>Repeat the steps "Predefined" and "Send" above</text:p>
          </table:table-cell>
          <table:table-cell office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1"/>
        <table:table-column table:style-name="co29" table:default-cell-style-name="ce1"/>
        <table:table-column table:style-name="co30" table:default-cell-style-name="ce1"/>
        <table:table-column table:style-name="co20" table:default-cell-style-name="ce1"/>
        <table:table-column table:style-name="co31" table:default-cell-style-name="ce1"/>
        <table:table-column table:style-name="co3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&lt;User&gt;\Documents' in Windows Explor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office:forms form:automatic-focus="false" form:apply-design-mode="false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croll to the end and check the "Roadmap"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.exe</text:p>
          </table:table-cell>
          <table:table-cell office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Console.ex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/>
          <table:table-cell office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29.05.2015</text:date>, <text:time>18:2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2DT7H29M27S</meta:editing-duration>
    <meta:editing-cycles>105</meta:editing-cycles>
    <meta:generator>OpenOffice/4.1.1$Win32 OpenOffice.org_project/411m6$Build-9775</meta:generator>
    <dc:date>2015-05-29T18:22:15.50</dc:date>
    <meta:print-date>2013-02-02T14:44:49.07</meta:print-date>
    <dc:creator>Matthias Kläy</dc:creator>
    <meta:document-statistic meta:table-count="10" meta:cell-count="820" meta:object-count="0"/>
    <meta:user-defined meta:name="Info 1"/>
    <meta:user-defined meta:name="Info 2"/>
    <meta:user-defined meta:name="Info 3"/>
    <meta:user-defined meta:name="Info 4"/>
  </office:meta>
</office:document-meta>
</file>